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Liberation Sans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 style:master-page-name="Standard">
      <style:paragraph-properties style:page-number="1"/>
      <style:text-properties style:font-name="Liberation Sans" officeooo:paragraph-rsid="000f7b39"/>
    </style:style>
    <style:style style:name="P4" style:family="paragraph" style:parent-style-name="Standard">
      <style:text-properties style:font-name="Liberation Sans" officeooo:paragraph-rsid="000f7b39"/>
    </style:style>
    <style:style style:name="P5" style:family="paragraph" style:parent-style-name="Standard">
      <style:text-properties style:font-name="Liberation Sans" officeooo:paragraph-rsid="0010aa10"/>
    </style:style>
    <style:style style:name="P6" style:family="paragraph" style:parent-style-name="Standard">
      <style:text-properties style:font-name="Liberation Sans" officeooo:paragraph-rsid="00121ec1"/>
    </style:style>
    <style:style style:name="P7" style:family="paragraph" style:parent-style-name="Standard">
      <style:text-properties style:font-name="Liberation Sans" officeooo:rsid="0013895f" officeooo:paragraph-rsid="0013895f"/>
    </style:style>
    <style:style style:name="P8" style:family="paragraph" style:parent-style-name="Standard">
      <style:text-properties style:font-name="Liberation Sans" officeooo:paragraph-rsid="001478c5"/>
    </style:style>
    <style:style style:name="T1" style:family="text">
      <style:text-properties officeooo:rsid="001478c5"/>
    </style:style>
    <style:style style:name="T2" style:family="text">
      <style:text-properties officeooo:rsid="0015e9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:34 fuera del submarino. a la tierra del sol</text:p>
      <text:p text:style-name="P2">0:36 habrá tiempo. No?</text:p>
      <text:p text:style-name="P2">0:36 Chica. Chicas. las muchachas son algo únicas</text:p>
      <text:p text:style-name="P2">0:41 que tipo de tecnología para nuestra aliada.</text:p>
      <text:p text:style-name="P2">0:44 no hay nuestra religión y nuestra filosofía</text:p>
      <text:p text:style-name="P2">0:47 esta es una misión otra</text:p>
      <text:p text:style-name="P2">0:49 para tu hallazgo</text:p>
      <text:p text:style-name="P2">0:51 ¿Hubo una vez uno como antes que nosotras?</text:p>
      <text:p text:style-name="P2">0:54 tal vez no tuvieron tanto éxito en el momento</text:p>
      <text:p text:style-name="P2">0:59 bueno, todavía hay tiempo pero corto</text:p>
      <text:p text:style-name="P2">1:01 es tan muy fácil misión.</text:p>
      <text:p text:style-name="P2">1:03 Para tu hallazgo</text:p>
      <text:p text:style-name="P2">1:05 ve decir. ve decir. solo algo corto.</text:p>
      <text:p text:style-name="P2">1:08 Bueno bueno</text:p>
      <text:p text:style-name="P2">1:09 Solo hay ahora una manera de convertirlas</text:p>
      <text:p text:style-name="P2">1:14 nada más puede reemplazar la palabra</text:p>
      <text:p text:style-name="P2">1:16 difundiendo el evangelio. Prioridades para las amigas. la amas</text:p>
      <text:p text:style-name="P5">1:23 con mar de mercuri (hurra)</text:p>
      <text:p text:style-name="P2">1:27 aliada en la guerra y ciencia</text:p>
      <text:p text:style-name="P2">1:31 Firme. sin hostilidad. la fuerza en la amistad es mayor ( estupendo )</text:p>
      <text:p text:style-name="P2">1:36 lejos de la autoridad. no siempre debes esperar la confirmación</text:p>
      <text:p text:style-name="P2">1:46 cuando tiempo es corto. tu y dios el evangelio es entre</text:p>
      <text:p text:style-name="P2">1:54 amor sin palabras más retarda aquí</text:p>
      <text:p text:style-name="P2">2:05 ahora. enemigos han sido compartidos con nosotras.</text:p>
      <text:p text:style-name="P2">2:09 sabemos que somos honorarias. siempre será la verdad</text:p>
      <text:p text:style-name="P2">2:13 eso es todo favor. la cultura no muy</text:p>
      <text:p text:style-name="P2">2:16 tu enemigo más temible. unen contra</text:p>
      <text:p text:style-name="P2">2:20 Palabras. Palabras. no suficiente</text:p>
      <text:p text:style-name="P2">2:23 Predicar. Biblia. ya tienen tolerancia. </text:p>
      <text:p text:style-name="P2">2:27 si solo ganamas la guerra, mas tiempo</text:p>
      <text:p text:style-name="P2">2:30 estará bien. Ellas quieren. no sera sabrá</text:p>
      <text:p text:style-name="P2">2:39 En guerra y ciencias</text:p>
      <text:p text:style-name="P5">2:43 uniendo 2 con mar de mercuri</text:p>
      <text:p text:style-name="P2">2:47 Puro. de las patrias, la lucha fácilmente breve. Fantasía</text:p>
      <text:p text:style-name="P6">2:53 con mar de mercuri</text:p>
      <text:p text:style-name="P2">2:57 rechazamos todos los demás tratados de otros.</text:p>
      <text:p text:style-name="P2">3:03 evangelio aquí. Alguna vez vuelve submarino del dios</text:p>
      <text:p text:style-name="P2">3:10 recursos del estado. cuánto tiempo</text:p>
      <text:p text:style-name="P2">3:13 ropa de moda elegante. vamos a practicar. bailes de moda elegante. esta no puede perder.</text:p>
      <text:p text:style-name="P2">3:20 Fantástica. habrá tiempo. no</text:p>
      <text:p text:style-name="P2">3:53 Vuelves vuelves a nuestra patria</text:p>
      <text:p text:style-name="P2">3:57 Sumergirse submarino. Donde donde iremos.</text:p>
      <text:p text:style-name="P8">4:01 En guerra y ciencias. uniendo 2 con mar de mercuri</text:p>
      <text:p text:style-name="P2">4:09 <text:span text:style-name="T1">Puro</text:span>. sin esperanza de ganar la guerra y volver nunca.</text:p>
      <text:p text:style-name="P2">4:15 Entre las patrias. inútil intentar restaurar las patrias</text:p>
      <text:p text:style-name="P2">4:22 por resto de sus vidas. no puedo dejar el invierno eterno. olvidado en la historia y perdido</text:p>
      <text:p text:style-name="P2">4:34 no puede escapar. <text:s/>sin combustible</text:p>
      <text:p text:style-name="P2">4:44 Antártida</text:p>
      <text:p text:style-name="P7">4:48-51 (Antártida)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0:34 fuera del submarino. a la tierra del sol</text:p>
      <text:p text:style-name="P4">0:36 habrá tiempo. No?</text:p>
      <text:p text:style-name="P4">0:36 Chica. Chicas. las muchachas son algo únicas</text:p>
      <text:p text:style-name="P4">0:41 que tipo de tecnología para nuestra aliada.</text:p>
      <text:p text:style-name="P4">0:44 no hay nuestra religión y nuestra filosofía</text:p>
      <text:p text:style-name="P4">0:47 esta es una misión otra</text:p>
      <text:p text:style-name="P4">0:49 para tu hallazgo</text:p>
      <text:p text:style-name="P4">0:51 ¿Hubo una vez uno como antes que nosotras?</text:p>
      <text:p text:style-name="P4">0:54 tal vez no tuvieron tanto éxito en el momento</text:p>
      <text:p text:style-name="P4">0:59 bueno, todavía hay tiempo pero corto</text:p>
      <text:p text:style-name="P4">1:01 es tan muy fácil misión.</text:p>
      <text:p text:style-name="P4">1:03 Para tu hallazgo</text:p>
      <text:p text:style-name="P4">1:05 ve decir. ve decir. solo algo corto.</text:p>
      <text:p text:style-name="P4">1:08 Bueno bueno</text:p>
      <text:p text:style-name="P4">1:09 Solo hay ahora una manera de convertirlas</text:p>
      <text:p text:style-name="P4">1:14 nada más puede reemplazar la palabra</text:p>
      <text:p text:style-name="P4">1:16 difundiendo el evangelio. Prioridades para las amigas. la amas</text:p>
      <text:p text:style-name="P4">1:23 en todo el Océano (hurra)</text:p>
      <text:p text:style-name="P4">1:27 aliada en la guerra y ciencia</text:p>
      <text:p text:style-name="P4">1:31 Firme. sin hostilidad. la fuerza en la amistad es mayor ( estupendo )</text:p>
      <text:p text:style-name="P4">1:36 lejos de la autoridad. no siempre debes esperar la confirmación</text:p>
      <text:p text:style-name="P4">1:46 cuando tiempo es corto. tu y dios el evangelio es entre</text:p>
      <text:p text:style-name="P4">1:54 amor sin palabras más retarda aquí</text:p>
      <text:p text:style-name="P4">2:05 ahora. enemigos han sido compartidos con nosotras.</text:p>
      <text:p text:style-name="P4">2:09 sabemos que somos honorarias. siempre será la verdad</text:p>
      <text:p text:style-name="P4">2:13 eso es todo favor. la cultura no muy</text:p>
      <text:p text:style-name="P4">2:16 tu enemigo más temible. unen contra</text:p>
      <text:p text:style-name="P4">2:20 Palabras. Palabras. no suficiente</text:p>
      <text:p text:style-name="P4">2:23 Predicar. Biblia. ya tienen tolerancia. </text:p>
      <text:p text:style-name="P4">2:27 si solo ganamas la guerra, mas tiempo</text:p>
      <text:p text:style-name="P4">2:30 estará bien. Ellas quieren. no sera sabrá</text:p>
      <text:p text:style-name="P4">2:39 En guerra y ciencias</text:p>
      <text:p text:style-name="P4">2:43 uniendo 2 con mar de mercuri</text:p>
      <text:p text:style-name="P4">2:47 Puro. de las patrias, la lucha fácilmente breve. Fantasía</text:p>
      <text:p text:style-name="P4">2:53 con tal alianza.</text:p>
      <text:p text:style-name="P4">2:57 rechazamos todos los demás tratados de otros.</text:p>
      <text:p text:style-name="P4">3:03 evangelio aquí. Alguna vez vuelve submarino del dios</text:p>
      <text:p text:style-name="P4">3:10 recursos del estado. cuánto tiempo</text:p>
      <text:p text:style-name="P4">3:13 ropa de moda elegante. vamos a practicar. bailes de moda elegante. esta no puede perder.</text:p>
      <text:p text:style-name="P4">3:20 Fantástica. habrá tiempo. no</text:p>
      <text:p text:style-name="P4">3:53 Vuelves vuelves a la patria</text:p>
      <text:p text:style-name="P4">3:57 Sumergirse submarino. Donde donde iremos.</text:p>
      <text:p text:style-name="P4">4:01 En guerra y ciencias. aterrizamos en tierra de hielo</text:p>
      <text:p text:style-name="P4">4:09 Fuerte. sin esperanza de ganar la guerra y volver nunca.</text:p>
      <text:p text:style-name="P4">4:15 Entre las patrias. inútil intentar restaurar las patrias</text:p>
      <text:p text:style-name="P4">4:22 por resto de sus vidas. no puedo dejar el invierno eterno. olvidado en la historia y perdido</text:p>
      <text:p text:style-name="P4">4:34 no puede escapar. <text:s/>sin combustible</text:p>
      <text:p text:style-name="P4">4:44 Antártid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1in" fo:margin-bottom="1in" fo:margin-left="1in" fo:margin-right="0.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3-07T22:15:15.652000000</dc:date>
    <meta:editing-duration>PT32M48S</meta:editing-duration>
    <meta:editing-cycles>11</meta:editing-cycles>
    <meta:document-statistic meta:table-count="0" meta:image-count="0" meta:object-count="0" meta:page-count="3" meta:paragraph-count="97" meta:word-count="752" meta:character-count="4321" meta:non-whitespace-character-count="3662"/>
  </office:meta>
</office:document-meta>
</file>